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_HELDER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400 USF MAIS DOM HELDER CAMA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DOM HELDER III, 0001593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7H0M0S" table:style-name="ce3">
            <text:p>17:0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ÉSSICA CHRISTINE ARAÚJO DA SILVA</text:p>
          </table:table-cell>
          <table:table-cell office:value-type="date" office:date-value="1997-10-02T00:00:00" table:style-name="ce2">
            <text:p>02/10/1997</text:p>
          </table:table-cell>
          <table:table-cell office:value-type="string" table:style-name="ce1">
            <text:p>27 anos e 10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392.334-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33-41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a descoberta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3" table:style-name="ce1">
            <text:p>163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1">
            <text:p>110/80</text:p>
          </table:table-cell>
          <table:table-cell office:value-type="date" office:date-value="2024-02-26T00:00:00" table:style-name="ce2">
            <text:p>26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E SOARES DOS SANTOS</text:p>
          </table:table-cell>
          <table:table-cell office:value-type="date" office:date-value="1984-07-24T00:00:00" table:style-name="ce2">
            <text:p>24/07/1984</text:p>
          </table:table-cell>
          <table:table-cell office:value-type="string" table:style-name="ce1">
            <text:p>41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5.098.444-33</text:p>
          </table:table-cell>
          <table:table-cell office:value-type="float" office:value="708102179020340" table:style-name="ce1">
            <text:p>7,08102E+14</text:p>
          </table:table-cell>
          <table:table-cell office:value-type="string" table:style-name="ce1">
            <text:p>(81) 9761-4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nsamento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3" table:style-name="ce1">
            <text:p>79,3</text:p>
          </table:table-cell>
          <table:table-cell office:value-type="float" office:value="168" table:style-name="ce1">
            <text:p>168</text:p>
          </table:table-cell>
          <table:table-cell office:value-type="date" office:date-value="2017-07-12T00:00:00" table:style-name="ce2">
            <text:p>12/07/2017</text:p>
          </table:table-cell>
          <table:table-cell office:value-type="string" table:style-name="ce1">
            <text:p>110/80</text:p>
          </table:table-cell>
          <table:table-cell office:value-type="date" office:date-value="2017-07-12T00:00:00" table:style-name="ce2">
            <text:p>12/07/2017</text:p>
          </table:table-cell>
          <table:table-cell office:value-type="string" table:style-name="ce1">
            <text:p>Alto</text:p>
          </table:table-cell>
          <table:table-cell office:value-type="float" office:value="429" table:style-name="ce1">
            <text:p>429</text:p>
          </table:table-cell>
          <table:table-cell office:value-type="float" office:value="5" table:style-name="ce1">
            <text:p>5</text:p>
          </table:table-cell>
          <table:table-cell office:value-type="float" office:value="426" table:style-name="ce1">
            <text:p>42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MOURA DE ALMEIDA</text:p>
          </table:table-cell>
          <table:table-cell office:value-type="date" office:date-value="2000-01-07T00:00:00" table:style-name="ce2">
            <text:p>07/01/2000</text:p>
          </table:table-cell>
          <table:table-cell office:value-type="string" table:style-name="ce1">
            <text:p>25 anos e 7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489.624-29</text:p>
          </table:table-cell>
          <table:table-cell office:value-type="float" office:value="898003264560684" table:style-name="ce1">
            <text:p>8,98003E+14</text:p>
          </table:table-cell>
          <table:table-cell office:value-type="string" table:style-name="ce1">
            <text:p>(81) 98416-06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rão de camaquã</text:p>
          </table:table-cell>
          <table:table-cell office:value-type="string" table:style-name="ce1">
            <text:p>12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10/70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Alto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ÍCIA DIAS CACALCANTI DA SILVA</text:p>
          </table:table-cell>
          <table:table-cell office:value-type="date" office:date-value="1980-06-01T00:00:00" table:style-name="ce2">
            <text:p>01/06/1980</text:p>
          </table:table-cell>
          <table:table-cell office:value-type="string" table:style-name="ce1">
            <text:p>45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6.339.234-55</text:p>
          </table:table-cell>
          <table:table-cell office:value-type="float" office:value="702901508447376" table:style-name="ce1">
            <text:p>7,02902E+14</text:p>
          </table:table-cell>
          <table:table-cell office:value-type="string" table:style-name="ce1">
            <text:p>(81) 98562-81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 pensament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8" table:style-name="ce1">
            <text:p>77,8</text:p>
          </table:table-cell>
          <table:table-cell office:value-type="float" office:value="168" table:style-name="ce1">
            <text:p>168</text:p>
          </table:table-cell>
          <table:table-cell office:value-type="date" office:date-value="2016-06-09T00:00:00" table:style-name="ce2">
            <text:p>09/06/2016</text:p>
          </table:table-cell>
          <table:table-cell office:value-type="string" table:style-name="ce1">
            <text:p>120/80</text:p>
          </table:table-cell>
          <table:table-cell office:value-type="date" office:date-value="2016-06-14T00:00:00" table:style-name="ce2">
            <text:p>14/06/2016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7" table:style-name="ce1">
            <text:p>51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LIMA ALVES DA SILVA</text:p>
          </table:table-cell>
          <table:table-cell office:value-type="date" office:date-value="2001-08-08T00:00:00" table:style-name="ce2">
            <text:p>08/08/2001</text:p>
          </table:table-cell>
          <table:table-cell office:value-type="string" table:style-name="ce1">
            <text:p>24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7.849.434-56</text:p>
          </table:table-cell>
          <table:table-cell office:value-type="float" office:value="704207209585384" table:style-name="ce1">
            <text:p>7,04207E+14</text:p>
          </table:table-cell>
          <table:table-cell office:value-type="string" table:style-name="ce1">
            <text:p>(81) 99703-89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va descoberta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98/62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TAMIRES RODRIGUES DA SILVA</text:p>
          </table:table-cell>
          <table:table-cell office:value-type="date" office:date-value="1995-07-10T00:00:00" table:style-name="ce2">
            <text:p>10/07/1995</text:p>
          </table:table-cell>
          <table:table-cell office:value-type="string" table:style-name="ce1">
            <text:p>30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834.314-71</text:p>
          </table:table-cell>
          <table:table-cell office:value-type="float" office:value="704600648893822" table:style-name="ce1">
            <text:p>7,04601E+14</text:p>
          </table:table-cell>
          <table:table-cell office:value-type="string" table:style-name="ce1">
            <text:p>(81) 8661-81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 pensamento</text:p>
          </table:table-cell>
          <table:table-cell office:value-type="string" table:style-name="ce1">
            <text:p>16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8" table:style-name="ce1">
            <text:p>73,8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Alto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MONTEIRO DE ARAUJO</text:p>
          </table:table-cell>
          <table:table-cell office:value-type="date" office:date-value="1988-07-11T00:00:00" table:style-name="ce2">
            <text:p>11/07/1988</text:p>
          </table:table-cell>
          <table:table-cell office:value-type="string" table:style-name="ce1">
            <text:p>37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082.154-07</text:p>
          </table:table-cell>
          <table:table-cell office:value-type="float" office:value="706707572944210" table:style-name="ce1">
            <text:p>7,06708E+14</text:p>
          </table:table-cell>
          <table:table-cell office:value-type="string" table:style-name="ce1">
            <text:p>(81) 99214-26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214-26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float" office:value="4414" table:style-name="ce1">
            <text:p>44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8" table:style-name="ce1">
            <text:p>90,8</text:p>
          </table:table-cell>
          <table:table-cell office:value-type="float" office:value="161" table:style-name="ce1">
            <text:p>161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110/60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Alto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BIANCA MARTINS DA SILVA</text:p>
          </table:table-cell>
          <table:table-cell office:value-type="date" office:date-value="1996-06-28T00:00:00" table:style-name="ce2">
            <text:p>28/06/1996</text:p>
          </table:table-cell>
          <table:table-cell office:value-type="string" table:style-name="ce1">
            <text:p>29 anos e 2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962.634-00</text:p>
          </table:table-cell>
          <table:table-cell office:value-type="float" office:value="703004892828377" table:style-name="ce1">
            <text:p>7,03005E+14</text:p>
          </table:table-cell>
          <table:table-cell office:value-type="string" table:style-name="ce1">
            <text:p>(81) 98677-68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ão de botovi</text:p>
          </table:table-cell>
          <table:table-cell office:value-type="float" office:value="5777" table:style-name="ce1">
            <text:p>57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8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62" table:style-name="ce1">
            <text:p>162</text:p>
          </table:table-cell>
          <table:table-cell office:value-type="date" office:date-value="2017-12-26T00:00:00" table:style-name="ce2">
            <text:p>26/12/2017</text:p>
          </table:table-cell>
          <table:table-cell office:value-type="string" table:style-name="ce1">
            <text:p>90/60</text:p>
          </table:table-cell>
          <table:table-cell office:value-type="date" office:date-value="2017-12-26T00:00:00" table:style-name="ce2">
            <text:p>26/12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1" table:style-name="ce1">
            <text:p>43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OLIVEIRA MENEZES</text:p>
          </table:table-cell>
          <table:table-cell office:value-type="date" office:date-value="2000-03-29T00:00:00" table:style-name="ce2">
            <text:p>29/03/2000</text:p>
          </table:table-cell>
          <table:table-cell office:value-type="string" table:style-name="ce1">
            <text:p>25 anos e 5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3120215200000" table:style-name="ce1">
            <text:p>2,0312E+14</text:p>
          </table:table-cell>
          <table:table-cell office:value-type="string" table:style-name="ce1">
            <text:p>(81) 99238-0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float" office:value="4434" table:style-name="ce1">
            <text:p>44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15" table:style-name="ce1">
            <text:p>86,15</text:p>
          </table:table-cell>
          <table:table-cell office:value-type="float" office:value="156" table:style-name="ce1">
            <text:p>156</text:p>
          </table:table-cell>
          <table:table-cell office:value-type="date" office:date-value="2021-07-28T00:00:00" table:style-name="ce2">
            <text:p>28/07/2021</text:p>
          </table:table-cell>
          <table:table-cell office:value-type="string" table:style-name="ce1">
            <text:p>100/70</text:p>
          </table:table-cell>
          <table:table-cell office:value-type="date" office:date-value="2021-07-28T00:00:00" table:style-name="ce2">
            <text:p>28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AUGUSTA DOS SANTOS FERREIRA</text:p>
          </table:table-cell>
          <table:table-cell office:value-type="date" office:date-value="2003-08-19T00:00:00" table:style-name="ce2">
            <text:p>19/08/2003</text:p>
          </table:table-cell>
          <table:table-cell office:value-type="string" table:style-name="ce1">
            <text:p>22 ano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540.794-35</text:p>
          </table:table-cell>
          <table:table-cell office:value-type="float" office:value="898004040033118" table:style-name="ce1">
            <text:p>8,98004E+14</text:p>
          </table:table-cell>
          <table:table-cell office:value-type="string" table:style-name="ce1">
            <text:p>(81) 98621-69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35" table:style-name="ce1">
            <text:p>52,3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90/5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 SILVA PEREIRA</text:p>
          </table:table-cell>
          <table:table-cell office:value-type="date" office:date-value="1982-10-10T00:00:00" table:style-name="ce2">
            <text:p>10/10/1982</text:p>
          </table:table-cell>
          <table:table-cell office:value-type="string" table:style-name="ce1">
            <text:p>42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4.158.264-17</text:p>
          </table:table-cell>
          <table:table-cell office:value-type="float" office:value="701209091142317" table:style-name="ce1">
            <text:p>7,01209E+14</text:p>
          </table:table-cell>
          <table:table-cell office:value-type="string" table:style-name="ce1">
            <text:p>(81) 98579-07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float" office:value="1620" table:style-name="ce1">
            <text:p>162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164" table:style-name="ce1">
            <text:p>164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1">
            <text:p>100/6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1">
            <text:p>Habitual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IARA RAIELLE DOS SANTOS DA SILVA</text:p>
          </table:table-cell>
          <table:table-cell office:value-type="date" office:date-value="2003-10-31T00:00:00" table:style-name="ce2">
            <text:p>31/10/2003</text:p>
          </table:table-cell>
          <table:table-cell office:value-type="string" table:style-name="ce1">
            <text:p>21 anos e 10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868.574-77</text:p>
          </table:table-cell>
          <table:table-cell office:value-type="float" office:value="898003019038814" table:style-name="ce1">
            <text:p>8,98003E+14</text:p>
          </table:table-cell>
          <table:table-cell office:value-type="string" table:style-name="ce1">
            <text:p>(81) 98674-78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165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5" table:style-name="ce1">
            <text:p>75,5</text:p>
          </table:table-cell>
          <table:table-cell office:value-type="float" office:value="167" table:style-name="ce1">
            <text:p>167</text:p>
          </table:table-cell>
          <table:table-cell office:value-type="date" office:date-value="2023-05-30T00:00:00" table:style-name="ce2">
            <text:p>30/05/2023</text:p>
          </table:table-cell>
          <table:table-cell office:value-type="string" table:style-name="ce1">
            <text:p>90/60</text:p>
          </table:table-cell>
          <table:table-cell office:value-type="date" office:date-value="2023-05-30T00:00:00" table:style-name="ce2">
            <text:p>30/05/2023</text:p>
          </table:table-cell>
          <table:table-cell office:value-type="string" table:style-name="ce1">
            <text:p>Habitual</text:p>
          </table:table-cell>
          <table:table-cell office:value-type="float" office:value="145" table:style-name="ce1">
            <text:p>145</text:p>
          </table:table-cell>
          <table:table-cell office:value-type="float" office:value="6" table:style-name="ce1">
            <text:p>6</text:p>
          </table:table-cell>
          <table:table-cell office:value-type="float" office:value="143" table:style-name="ce1">
            <text:p>14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Y VITORIA QUEIROZ DE SENA</text:p>
          </table:table-cell>
          <table:table-cell office:value-type="date" office:date-value="2005-06-04T00:00:00" table:style-name="ce2">
            <text:p>04/06/2005</text:p>
          </table:table-cell>
          <table:table-cell office:value-type="string" table:style-name="ce1">
            <text:p>20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3.554.164-77</text:p>
          </table:table-cell>
          <table:table-cell office:value-type="float" office:value="704609148413226" table:style-name="ce1">
            <text:p>7,04609E+14</text:p>
          </table:table-cell>
          <table:table-cell office:value-type="string" table:style-name="ce1">
            <text:p>(81) 98616-20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3" table:style-name="ce1">
            <text:p>163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100/70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Habitual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LEN LARISSA DOS SANTOS PEREIRA</text:p>
          </table:table-cell>
          <table:table-cell office:value-type="date" office:date-value="2001-05-10T00:00:00" table:style-name="ce2">
            <text:p>10/05/2001</text:p>
          </table:table-cell>
          <table:table-cell office:value-type="string" table:style-name="ce1">
            <text:p>24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82.540.184-48</text:p>
          </table:table-cell>
          <table:table-cell office:value-type="float" office:value="707803647517512" table:style-name="ce1">
            <text:p>7,07804E+14</text:p>
          </table:table-cell>
          <table:table-cell office:value-type="string" table:style-name="ce1">
            <text:p>(81) 98747-90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ão de camaquã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5" table:style-name="ce1">
            <text:p>65,55</text:p>
          </table:table-cell>
          <table:table-cell office:value-type="float" office:value="156" table:style-name="ce1">
            <text:p>156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90/6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KELLY SANTOS DE ALMEIDA</text:p>
          </table:table-cell>
          <table:table-cell office:value-type="date" office:date-value="2002-08-24T00:00:00" table:style-name="ce2">
            <text:p>24/08/2002</text:p>
          </table:table-cell>
          <table:table-cell office:value-type="string" table:style-name="ce1">
            <text:p>23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214.914-30</text:p>
          </table:table-cell>
          <table:table-cell office:value-type="float" office:value="700303411081440" table:style-name="ce1">
            <text:p>7,00303E+14</text:p>
          </table:table-cell>
          <table:table-cell office:value-type="string" table:style-name="ce1">
            <text:p>(81) 98684-1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nsenhor teobaldo rocha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6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15" table:style-name="ce1">
            <text:p>52,15</text:p>
          </table:table-cell>
          <table:table-cell office:value-type="float" office:value="175" table:style-name="ce1">
            <text:p>175</text:p>
          </table:table-cell>
          <table:table-cell office:value-type="date" office:date-value="2024-07-09T00:00:00" table:style-name="ce2">
            <text:p>09/07/2024</text:p>
          </table:table-cell>
          <table:table-cell office:value-type="string" table:style-name="ce1">
            <text:p>100/60</text:p>
          </table:table-cell>
          <table:table-cell office:value-type="date" office:date-value="2024-07-09T00:00:00" table:style-name="ce2">
            <text:p>09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LY STEFANY PEREIRA DA SILVA</text:p>
          </table:table-cell>
          <table:table-cell office:value-type="date" office:date-value="2006-09-13T00:00:00" table:style-name="ce2">
            <text:p>13/09/2006</text:p>
          </table:table-cell>
          <table:table-cell office:value-type="string" table:style-name="ce1">
            <text:p>18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587.363.378-97</text:p>
          </table:table-cell>
          <table:table-cell office:value-type="float" office:value="705000226898852" table:style-name="ce1">
            <text:p>7,05E+14</text:p>
          </table:table-cell>
          <table:table-cell office:value-type="string" table:style-name="ce1">
            <text:p>(81) 98399-69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imeira subida córrego do beiju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2" table:style-name="ce1">
            <text:p>71,2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2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MA CORREIA DOS SANTOS</text:p>
          </table:table-cell>
          <table:table-cell office:value-type="date" office:date-value="1987-02-27T00:00:00" table:style-name="ce2">
            <text:p>27/02/1987</text:p>
          </table:table-cell>
          <table:table-cell office:value-type="string" table:style-name="ce1">
            <text:p>38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556.094-20</text:p>
          </table:table-cell>
          <table:table-cell office:value-type="float" office:value="705605404142316" table:style-name="ce1">
            <text:p>7,05605E+14</text:p>
          </table:table-cell>
          <table:table-cell office:value-type="string" table:style-name="ce1">
            <text:p>(81) 98595-0179</text:p>
          </table:table-cell>
          <table:table-cell office:value-type="string" table:style-name="ce1">
            <text:p>(81) 98595-0179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uritira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7" table:style-name="ce1">
            <text:p>70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26/66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LEIDE ISIDRO DA SILVA</text:p>
          </table:table-cell>
          <table:table-cell office:value-type="date" office:date-value="1993-07-31T00:00:00" table:style-name="ce2">
            <text:p>31/07/1993</text:p>
          </table:table-cell>
          <table:table-cell office:value-type="string" table:style-name="ce1">
            <text:p>32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515.894-60</text:p>
          </table:table-cell>
          <table:table-cell office:value-type="float" office:value="701408642172230" table:style-name="ce1">
            <text:p>7,01409E+14</text:p>
          </table:table-cell>
          <table:table-cell office:value-type="string" table:style-name="ce1">
            <text:p>(81) 98771-0736</text:p>
          </table:table-cell>
          <table:table-cell office:value-type="string" table:style-name="ce1">
            <text:p>(81) 98771-0736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rancisco gomes machado</text:p>
          </table:table-cell>
          <table:table-cell office:value-type="float" office:value="5678" table:style-name="ce1">
            <text:p>567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date" office:date-value="2020-04-07T00:00:00" table:style-name="ce2">
            <text:p>07/04/2020</text:p>
          </table:table-cell>
          <table:table-cell office:value-type="string" table:style-name="ce1">
            <text:p>100/60</text:p>
          </table:table-cell>
          <table:table-cell office:value-type="date" office:date-value="2020-04-07T00:00:00" table:style-name="ce2">
            <text:p>07/04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8" table:style-name="ce1">
            <text:p>29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AYANNE DA SILVA SENA</text:p>
          </table:table-cell>
          <table:table-cell office:value-type="date" office:date-value="2002-05-13T00:00:00" table:style-name="ce2">
            <text:p>13/05/2002</text:p>
          </table:table-cell>
          <table:table-cell office:value-type="string" table:style-name="ce1">
            <text:p>23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41.664.864-03</text:p>
          </table:table-cell>
          <table:table-cell office:value-type="float" office:value="898003994435376" table:style-name="ce1">
            <text:p>8,98004E+14</text:p>
          </table:table-cell>
          <table:table-cell office:value-type="string" table:style-name="ce1">
            <text:p>(81) 98878-23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rancisco gomes macha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" table:style-name="ce1">
            <text:p>74,5</text:p>
          </table:table-cell>
          <table:table-cell office:value-type="float" office:value="165" table:style-name="ce1">
            <text:p>165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1">
            <text:p>100/6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9" table:style-name="ce1">
            <text:p>29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E SIMPLICIO DA COSTA</text:p>
          </table:table-cell>
          <table:table-cell office:value-type="date" office:date-value="2001-10-04T00:00:00" table:style-name="ce2">
            <text:p>04/10/2001</text:p>
          </table:table-cell>
          <table:table-cell office:value-type="string" table:style-name="ce1">
            <text:p>23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144.034-25</text:p>
          </table:table-cell>
          <table:table-cell office:value-type="float" office:value="701403633257232" table:style-name="ce1">
            <text:p>7,01404E+14</text:p>
          </table:table-cell>
          <table:table-cell office:value-type="string" table:style-name="ce1">
            <text:p>(81) 98366-2523</text:p>
          </table:table-cell>
          <table:table-cell office:value-type="string" table:style-name="ce1">
            <text:p>(81) 98366-2523</text:p>
          </table:table-cell>
          <table:table-cell office:value-type="string" table:style-name="ce1">
            <text:p>(81) 98366-25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ngatí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76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ROSE CRISTINA BASTOS</text:p>
          </table:table-cell>
          <table:table-cell office:value-type="date" office:date-value="2003-11-26T00:00:00" table:style-name="ce2">
            <text:p>26/11/2003</text:p>
          </table:table-cell>
          <table:table-cell office:value-type="string" table:style-name="ce1">
            <text:p>21 anos e 9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173.804-75</text:p>
          </table:table-cell>
          <table:table-cell office:value-type="float" office:value="704000336250964" table:style-name="ce1">
            <text:p>7,04E+14</text:p>
          </table:table-cell>
          <table:table-cell office:value-type="string" table:style-name="ce1">
            <text:p>(81) 98356-10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ís jacinto da silva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72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5" table:style-name="ce1">
            <text:p>90,5</text:p>
          </table:table-cell>
          <table:table-cell office:value-type="float" office:value="165" table:style-name="ce1">
            <text:p>165</text:p>
          </table:table-cell>
          <table:table-cell office:value-type="date" office:date-value="2021-04-19T00:00:00" table:style-name="ce2">
            <text:p>19/04/2021</text:p>
          </table:table-cell>
          <table:table-cell office:value-type="string" table:style-name="ce1">
            <text:p>130/90</text:p>
          </table:table-cell>
          <table:table-cell office:value-type="date" office:date-value="2021-06-10T00:00:00" table:style-name="ce2">
            <text:p>10/06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4" table:style-name="ce1">
            <text:p>25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E LAUANA COSTA DA SILVA</text:p>
          </table:table-cell>
          <table:table-cell office:value-type="date" office:date-value="1998-09-17T00:00:00" table:style-name="ce2">
            <text:p>17/09/1998</text:p>
          </table:table-cell>
          <table:table-cell office:value-type="string" table:style-name="ce1">
            <text:p>26 anos e 11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4.053.674-90</text:p>
          </table:table-cell>
          <table:table-cell office:value-type="float" office:value="704100120018078" table:style-name="ce1">
            <text:p>7,041E+14</text:p>
          </table:table-cell>
          <table:table-cell office:value-type="string" table:style-name="ce1">
            <text:p>(81) 98649-75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Ritápol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17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65" table:style-name="ce1">
            <text:p>60,65</text:p>
          </table:table-cell>
          <table:table-cell office:value-type="float" office:value="163" table:style-name="ce1">
            <text:p>163</text:p>
          </table:table-cell>
          <table:table-cell office:value-type="date" office:date-value="2022-09-05T00:00:00" table:style-name="ce2">
            <text:p>05/09/2022</text:p>
          </table:table-cell>
          <table:table-cell office:value-type="string" table:style-name="ce1">
            <text:p>100/60</text:p>
          </table:table-cell>
          <table:table-cell office:value-type="date" office:date-value="2022-10-05T00:00:00" table:style-name="ce2">
            <text:p>05/10/2022</text:p>
          </table:table-cell>
          <table:table-cell office:value-type="string" table:style-name="ce1">
            <text:p>Alto</text:p>
          </table:table-cell>
          <table:table-cell office:value-type="float" office:value="181" table:style-name="ce1">
            <text:p>181</text:p>
          </table:table-cell>
          <table:table-cell office:value-type="float" office:value="4" table:style-name="ce1">
            <text:p>4</text:p>
          </table:table-cell>
          <table:table-cell office:value-type="float" office:value="181" table:style-name="ce1">
            <text:p>18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LARA NASCIMENTO SENA</text:p>
          </table:table-cell>
          <table:table-cell office:value-type="date" office:date-value="2004-02-09T00:00:00" table:style-name="ce2">
            <text:p>09/02/2004</text:p>
          </table:table-cell>
          <table:table-cell office:value-type="string" table:style-name="ce1">
            <text:p>21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4.781.864-82</text:p>
          </table:table-cell>
          <table:table-cell office:value-type="float" office:value="898004003050497" table:style-name="ce1">
            <text:p>8,98004E+14</text:p>
          </table:table-cell>
          <table:table-cell office:value-type="string" table:style-name="ce1">
            <text:p>(81) 98665-5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7" table:style-name="ce1">
            <text:p>167</text:p>
          </table:table-cell>
          <table:table-cell office:value-type="date" office:date-value="2022-12-02T00:00:00" table:style-name="ce2">
            <text:p>02/12/2022</text:p>
          </table:table-cell>
          <table:table-cell office:value-type="string" table:style-name="ce1">
            <text:p>110/80</text:p>
          </table:table-cell>
          <table:table-cell office:value-type="date" office:date-value="2022-12-02T00:00:00" table:style-name="ce2">
            <text:p>02/12/2022</text:p>
          </table:table-cell>
          <table:table-cell office:value-type="string" table:style-name="ce1">
            <text:p>Habitual</text:p>
          </table:table-cell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8:28Z</meta:creation-date>
    <dc:date>2025-09-16T19:38:28Z</dc:date>
  </office:meta>
</office:document-meta>
</file>